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4.867cm" style:rel-column-width="18765*"/>
    </style:style>
    <style:style style:name="Table1.B" style:family="table-column">
      <style:table-column-properties style:column-width="12.132cm" style:rel-column-width="46770*"/>
    </style:style>
    <style:style style:name="Table1.A1" style:family="table-cell">
      <style:table-cell-properties fo:padding="0cm" fo:border-left="0.002cm solid #000000" fo:border-right="none" fo:border-top="0.002cm solid #000000" fo:border-bottom="0.002cm solid #000000"/>
    </style:style>
    <style:style style:name="Table1.B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B2" style:family="table-cell">
      <style:table-cell-properties fo:padding="0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4">
      <style:text-properties fo:font-weight="bold" style:font-weight-asian="bold" style:font-weight-complex="bold"/>
    </style:style>
    <style:style style:name="P25" style:family="paragraph" style:parent-style-name="Text_20_body" style:list-style-name="L4">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list-style-name="L4">
      <style:text-properties fo:font-weight="bold" style:font-weight-asian="bold" style:font-weight-complex="bold"/>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2">
      <style:paragraph-properties fo:margin-top="0cm" fo:margin-bottom="0.212cm"/>
    </style:style>
    <style:style style:name="P77" style:family="paragraph" style:parent-style-name="Text_20_body" style:list-style-name="L2">
      <style:paragraph-properties fo:margin-top="0cm" fo:margin-bottom="0.212cm"/>
    </style:style>
    <style:style style:name="P78" style:family="paragraph" style:parent-style-name="Text_20_body" style:list-style-name="L2">
      <style:paragraph-properties fo:margin-top="0cm" fo:margin-bottom="0.212cm"/>
    </style:style>
    <style:style style:name="P79" style:family="paragraph" style:parent-style-name="Text_20_body" style:list-style-name="L2">
      <style:paragraph-properties fo:margin-top="0cm" fo:margin-bottom="0.212cm"/>
    </style:style>
    <style:style style:name="P80" style:family="paragraph" style:parent-style-name="Text_20_body" style:list-style-name="L6">
      <style:paragraph-properties fo:margin-top="0cm" fo:margin-bottom="0cm"/>
    </style:style>
    <style:style style:name="P81" style:family="paragraph" style:parent-style-name="Text_20_body" style:list-style-name="L6">
      <style:paragraph-properties fo:margin-top="0cm" fo:margin-bottom="0cm"/>
    </style:style>
    <style:style style:name="P82"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Helvetica" fo:font-size="10pt"/>
    </style:style>
    <style:style style:name="fr1" style:family="graphic" style:parent-style-name="Frame">
      <style:graphic-properties fo:margin-top="0cm" fo:margin-bottom="0.101cm" style:vertical-pos="from-top" style:vertical-rel="paragraph" style:horizontal-pos="from-left" style:horizontal-rel="paragraph"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veloper guide</text:h>
      <text:p text:style-name="Text_20_body"/>
      <text:h text:style-name="Heading_20_2" text:outline-level="2">Building Tilde</text:h>
      <text:p text:style-name="Text_20_body"/>
      <text:h text:style-name="Heading_20_2" text:outline-level="2">Integrating the lua debugger</text:h>
      <text:h text:style-name="Heading_20_3" text:outline-level="3">Introduction</text:h>
      <text:p text:style-name="Text_20_body">The target debugger code is written in C++, so you must be able to re-compile the application hosting the lua machine you are debugging. You will also need to configure the debugger and provide hooks between your application and the debugger code.</text:p>
      <text:p text:style-name="Text_20_body">The debugger code is contained in nine source files, two of which are intended to be heavily customised to the needs of your platform and application (HostConfig.h and HostConfig.cpp). The other seven should not require modifications; if you find yourself needing to change things here please report any fixes to the forums. All Tilde code is in the tilde namespace, except for a small number of macros which are prefixed with TILDE_. </text:p>
      <text:p text:style-name="Text_20_body">The source files are:</text:p>
      <table:table table:name="Table1" table:style-name="Table1">
        <table:table-column table:style-name="Table1.A"/>
        <table:table-column table:style-name="Table1.B"/>
        <table:table-row>
          <table:table-cell table:style-name="Table1.A1" office:value-type="string">
            <text:p text:style-name="Table_20_Contents">tilde/HostConfig.h</text:p>
            <text:p text:style-name="Table_20_Contents">tilde/HostConfig.cpp</text:p>
          </table:table-cell>
          <table:table-cell table:style-name="Table1.B1" office:value-type="string">
            <text:p text:style-name="Table_20_Contents">Platform and application customisable settings such as memory allocators, typedefs, endianness, assertion macros, buffer sizes.</text:p>
          </table:table-cell>
        </table:table-row>
        <table:table-row>
          <table:table-cell table:style-name="Table1.A2" office:value-type="string">
            <text:p text:style-name="Table_20_Contents">tilde/LuaDebugger.h</text:p>
            <text:p text:style-name="Table_20_Contents">tilde/LuaDebugger.cpp</text:p>
          </table:table-cell>
          <table:table-cell table:style-name="Table1.B2" office:value-type="string">
            <text:p text:style-name="Table_20_Contents">Hooks into the lua machine to retrieve and modify the lua state.</text:p>
          </table:table-cell>
        </table:table-row>
        <table:table-row>
          <table:table-cell table:style-name="Table1.A2" office:value-type="string">
            <text:p text:style-name="Table_20_Contents">tilde/LuaDebuggerComms.h</text:p>
            <text:p text:style-name="Table_20_Contents">tilde/LuaDebuggerComms.cpp</text:p>
          </table:table-cell>
          <table:table-cell table:style-name="Table1.B2" office:value-type="string">
            <text:p text:style-name="Table_20_Contents">Manages the connection between the LuaDebugger and Tilde.</text:p>
          </table:table-cell>
        </table:table-row>
        <table:table-row>
          <table:table-cell table:style-name="Table1.A2" office:value-type="string">
            <text:p text:style-name="Table_20_Contents">tilde/LuaDebuggerProtocol.h</text:p>
          </table:table-cell>
          <table:table-cell table:style-name="Table1.B2" office:value-type="string">
            <text:p text:style-name="Table_20_Contents">Defines the communications protocol between the target and Tilde.</text:p>
          </table:table-cell>
        </table:table-row>
        <table:table-row>
          <table:table-cell table:style-name="Table1.A2" office:value-type="string">
            <text:p text:style-name="Table_20_Contents">tilde/ReceiveMessageBuffer.h</text:p>
          </table:table-cell>
          <table:table-cell table:style-name="Table1.B2" office:value-type="string">
            <text:p text:style-name="Table_20_Contents">Helper class for processing messages received from Tilde.</text:p>
          </table:table-cell>
        </table:table-row>
        <table:table-row>
          <table:table-cell table:style-name="Table1.A2" office:value-type="string">
            <text:p text:style-name="Table_20_Contents">tilde/SendMessageBuffer.h</text:p>
          </table:table-cell>
          <table:table-cell table:style-name="Table1.B2" office:value-type="string">
            <text:p text:style-name="Table_20_Contents">Helper class for generating messages to send to Tilde.</text:p>
          </table:table-cell>
        </table:table-row>
      </table:table>
      <text:p text:style-name="Table">Table <text:sequence text:ref-name="refTable0" text:name="Table" text:formula="ooow:Table+1" style:num-format="1">1</text:sequence>: Tilde target source files.</text:p>
      <text:h text:style-name="Heading_20_3" text:outline-level="3">Procedure</text:h>
      <text:p text:style-name="Text_20_body">An overview of the integration procedure is:</text:p>
      <text:list text:style-name="L3">
        <text:list-item>
          <text:p text:style-name="P33">Add the three tilde source files and six header files to your project build system.</text:p>
        </text:list-item>
        <text:list-item>
          <text:p text:style-name="P33">Modify HostConfig.h and HostConfig.cpp as required.</text:p>
        </text:list-item>
        <text:list-item>
          <text:p text:style-name="P33">Compile your application. If you need to fix build errors please report these to the project forums.</text:p>
        </text:list-item>
        <text:list-item>
          <text:p text:style-name="P33">Create a class derived from tilde::LuaDebuggerHost and implement all the functions in it.</text:p>
        </text:list-item>
        <text:list-item>
          <text:p text:style-name="P33">Modify the startup code in your application as follows:</text:p>
          <text:list>
            <text:list-item>
              <text:p text:style-name="P33">Create an instance of your tilde::LuaDebuggerHost-derived class.</text:p>
            </text:list-item>
            <text:list-item>
              <text:p text:style-name="P33">Create an instance of tilde::LuaDebuggerComms and pass it your lua_State and your host object.</text:p>
            </text:list-item>
          </text:list>
        </text:list-item>
        <text:list-item>
          <text:p text:style-name="P33">Modify the main loop of your application to check for incoming Tilde connections and messages, and forward these to the tilde::LuaDebuggerComms object.</text:p>
        </text:list-item>
      </text:list>
      <text:h text:style-name="Heading_20_3" text:outline-level="3">Sample application</text:h>
      <text:p text:style-name="Text_20_body">A sample Windows application has been provided that demonstrates how to configure the </text:p>
      <text:h text:style-name="Heading_20_3" text:outline-level="3">Lua debugger transport</text:h>
      <text:h text:style-name="Heading_20_2" text:outline-level="2">Tilde architecture</text:h>
      <text:h text:style-name="Heading_20_3" text:outline-level="3">Overview</text:h>
      <text:p text:style-name="Text_20_body">Tilde is implemented using a simple plugin architecture, split across a number of .NET assemblies. Dependencies between Tilde assemblies are shown below.</text:p>
      <text:p text:style-name="Text_20_body"><draw:frame draw:style-name="fr1" draw:name="Frame1" text:anchor-type="paragraph" svg:x="0.22cm" svg:y="0.39cm" svg:width="17.657cm" draw:z-index="0"><draw:text-box fo:min-height="7.555cm"><text:p text:style-name="Illustration"><draw:frame draw:style-name="fr2" draw:name="Object1" text:anchor-type="paragraph" svg:x="0.004cm" svg:y="0.002cm" svg:width="17.657cm" style:rel-width="100%" svg:height="7.555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Project dependencies</text:p></draw:text-box></draw:frame>The assemblies are:</text:p>
      <text:list text:style-name="L4">
        <text:list-item>
          <text:p text:style-name="P21">ScintillaNET<text:span text:style-name="T1"><text:line-break/>A 3</text:span><text:span text:style-name="T4">rd</text:span><text:span text:style-name="T1"> party .NET wrapper around the scintilla text control.</text:span></text:p>
        </text:list-item>
        <text:list-item>
          <text:p text:style-name="P21">WinFormsUI<text:span text:style-name="T1"><text:line-break/>A 3</text:span><text:span text:style-name="T4">rd</text:span><text:span text:style-name="T1"> party .NET library for MDI docking interfaces in Windows Forms.</text:span></text:p>
        </text:list-item>
        <text:list-item>
          <text:p text:style-name="P21">Framework<text:span text:style-name="T1"><text:line-break/>A core Tilde assembly that contains interfaces and utility classes used by every other assembly.</text:span></text:p>
        </text:list-item>
        <text:list-item>
          <text:p text:style-name="P21">TildeApp<text:span text:style-name="T1"><text:line-break/>The main Tilde executable; implements high-level application managers.</text:span></text:p>
        </text:list-item>
        <text:list-item>
          <text:p text:style-name="P21">CorePlugins<text:span text:style-name="T1"><text:line-break/>Contains Tilde functionality implemented as plugins, as well as utility classes.</text:span></text:p>
        </text:list-item>
        <text:list-item>
          <text:p text:style-name="P21">LuaDebugger<text:span text:style-name="T1"><text:line-break/>A non-core plugin that implements the functionality for debugging lua programs.</text:span></text:p>
        </text:list-item>
        <text:list-item>
          <text:p text:style-name="P21">LuaSocketConnection<text:span text:style-name="T1"><text:line-break/>An assembly that provides TCP socket connectivity for the LuaDebugger assembly.</text:span></text:p>
        </text:list-item>
      </text:list>
      <text:p text:style-name="Text_20_body">The Framework assembly contains several interfaces which all plugins must implement, in order to be recognised as Tilde plugins. </text:p>
      <text:h text:style-name="Heading_20_3" text:outline-level="3">Manager</text:h>
      <text:p text:style-name="Text_20_body">The single most important object in Tilde is the <text:span text:style-name="Teletype">Manager</text:span> which is accessible to plugins via the <text:span text:style-name="Teletype">IManager</text:span> interface. The manager object provides functionality for:</text:p>
      <text:list text:style-name="L5">
        <text:list-item>
          <text:p text:style-name="P41">adding menus and toolbars</text:p>
        </text:list-item>
        <text:list-item>
          <text:p text:style-name="P41">setting status messages and progress bars in the main window</text:p>
        </text:list-item>
        <text:list-item>
          <text:p text:style-name="P41">opening, viewing and closing documents</text:p>
        </text:list-item>
        <text:list-item>
          <text:p text:style-name="P41">opening and closing projects</text:p>
        </text:list-item>
        <text:list-item>
          <text:p text:style-name="P41">accessing options, current project, open documents</text:p>
        </text:list-item>
        <text:list-item>
          <text:p text:style-name="P41">sending events when projects, documents and views are opened, saved or closed</text:p>
        </text:list-item>
      </text:list>
      <text:p text:style-name="Text_20_body">The manager is effectively a singleton but there is no global variable to access it. Most high-level objects are passed a reference to the manager in their constructors.</text:p>
      <text:h text:style-name="Heading_20_3" text:outline-level="3">Plugins</text:h>
      <text:p text:style-name="Text_20_body">The absolute minimum required for a Tilde plugin is that it contains a class derived from <text:span text:style-name="Teletype">Tilde.Framework.Controller.IPlugin</text:span>. The plugin object is intended to be the manager object for the functionality provided by the plugin. </text:p>
      <text:p text:style-name="Text_20_body">When Tilde starts it searches the folder containing the Tilde executable for valid plugin assemblies. If it finds an assembly containing a class derived from <text:span text:style-name="Teletype">IPlugin</text:span> it instantiates an object of that type and calls the <text:span text:style-name="Teletype">Initialise()</text:span> member function. Plugins are initialised at startup before any projects are loaded and remain live for the lifetime of the Tilde application.</text:p>
      <text:p text:style-name="Text_20_body">The plugin can connect event listeners to the manager, so it could for example listen to <text:span text:style-name="Teletype">IProject.ProjectOpened</text:span> to perform further initialisation once a project is loaded.</text:p>
      <text:h text:style-name="Heading_20_3" text:outline-level="3">Windows</text:h>
      <text:h text:style-name="Heading_20_3" text:outline-level="3">Documents</text:h>
      <text:h text:style-name="Heading_20_3" text:outline-level="3">Projects</text:h>
      <text:p text:style-name="Text_20_body">At any time Tilde either has zero or one project open. Opening a new project can only occur after the previous has been closed. The project is represented by an instance of the abstract base class <text:span text:style-name="Teletype">Project</text:span>. </text:p>
      <text:p text:style-name="Text_20_body">The <text:span text:style-name="Teletype">Project</text:span> class is responsible for loading the project file, represented by an instance of the abstract class <text:span text:style-name="Teletype">ProjectDocument</text:span>, derived from <text:span text:style-name="Teletype">Document</text:span>. Developers can use their own project file format by implementing custom <text:span text:style-name="Teletype">Project</text:span> and <text:span text:style-name="Teletype">ProjectDocument</text:span> classes. A project document can recursively reference other project files.</text:p>
      <text:p text:style-name="Text_20_body">A project mostly consists of a tree of folders and files, much like Visual Studio and other IDEs. The project hierarchy is represented by a tree of <text:span text:style-name="Teletype">ProjectItem</text:span> nodes. Subclasses of <text:span text:style-name="Teletype">ProjectItem</text:span> are used to represent the root of the tree (<text:span text:style-name="Teletype">RootItem</text:span>), each project file (<text:span text:style-name="Teletype">ProjectDocumentItem</text:span>), folders (<text:span text:style-name="Teletype">FolderItem</text:span>) and document files (<text:span text:style-name="Teletype">DocumentItem</text:span>).</text:p>
      <text:p text:style-name="Text_20_body">Tilde places few requirements on the project class; all it must provide is a project name and the files referenced by the project. It comes with support for the Visual Studio C++ Project file format, however other formats should be easy to add.</text:p>
      <text:p text:style-name="Text_20_body">Additional project-specific information can be stored in <text:span text:style-name="Teletype">ProjectItem.ProjectTag</text:span>. For example the <text:span text:style-name="Teletype">VCProjectDocument</text:span> stores the XML DOM object representing the folder or file in the source document. When Tilde modifies the project tree the specialised Project class is responsible for making the change in the source document. In this case the project retrieves the DOM nodes from the effected ProjectItems and modifies the XML accordingly. This way Tilde does not need to understand the entire contents of the source XML file, just enough to represent the file tree structure.</text:p>
      <text:p text:style-name="Text_20_body">Note that custom projects can be stored in any file format, not just XML.</text:p>
      <text:p text:style-name="Text_20_body">When loading a project file Tilde iterates through all the registered Project classes and calls the static method Project.CanLoad() with the file name as argument. If the Project can load that file format (based on the file name extension, or inspection of the file contents) it should return true.</text:p>
      <text:h text:style-name="Heading_20_3" text:outline-level="3">Options</text:h>
      <text:p text:style-name="Text_20_body">Options are maintained by the OptionsManager class, an instance of which is held by the Manager. Plugins can register objects derived from IOptions with the manager so that they are automatically saved and loaded as required, and displayed to the user in the options editor window.</text:p>
      <text:p text:style-name="Text_20_body">An individual option is a property in an IOptions-derived class with appropriate attributes. The attributes specify various names and labels, as well as where the option will be stored. Options can be stored in one of three locations:</text:p>
      <text:list text:style-name="L6">
        <text:list-item>
          <text:p text:style-name="P80">Project – These settings are specific to a particular project and are stored within the project's documents.</text:p>
        </text:list-item>
        <text:list-item>
          <text:p text:style-name="P80">User – Settings that are also specific to a project, but are stored in a separate user-specific file.</text:p>
        </text:list-item>
        <text:list-item>
          <text:p text:style-name="P80">Preferences – Global settings that are applied to all projects in Tilde, but are user-specific, and are stored in the registry.</text:p>
        </text:list-item>
      </text:list>
      <text:h text:style-name="Heading_20_2" text:outline-level="2">Writing a plugin</text:h>
      <text:h text:style-name="Heading_20_3" text:outline-level="3">Getting Started</text:h>
      <text:list text:style-name="L7">
        <text:list-item>
          <text:p text:style-name="P47">Use the Visual Studio "Add New Project" wizard to add a Visual C# Class Library.</text:p>
        </text:list-item>
        <text:list-item>
          <text:p text:style-name="P47">Modify the new project's properties to set the output directory to be the same as the TildeApp output directory.</text:p>
        </text:list-item>
        <text:list-item>
          <text:p text:style-name="P47">Add a reference to the Framework assembly.</text:p>
        </text:list-item>
        <text:list-item>
          <text:p text:style-name="P47">Add a class (for example MyPlugin) derived from IPlugin.</text:p>
        </text:list-item>
        <text:list-item>
          <text:p text:style-name="P47">Add a member function public void Initialise(IManager manager<text:span text:style-name="T5">) see LuaPlugin.cs for an example.</text:span></text:p>
        </text:list-item>
      </text:list>
      <text:p text:style-name="P1">If you set a breakpoint in your Initialise() method you should find it being hit when you compile and run. You will also be able to see the plugin listed in the Tools/Plugins... window.</text:p>
      <text:h text:style-name="Heading_20_3" text:outline-level="3">Tool Windows</text:h>
      <text:list text:style-name="L8">
        <text:list-item>
          <text:p text:style-name="P52">Use the Visual Studio "Add New Item" wizard to add an Inherited Form.</text:p>
        </text:list-item>
        <text:list-item>
          <text:p text:style-name="P52">In the Inheritance Picker browse to the Framework.dll assembly in the bin directory.</text:p>
        </text:list-item>
        <text:list-item>
          <text:p text:style-name="P52">Select the Tilde.Framework.View.ToolWindow component.</text:p>
        </text:list-item>
        <text:list-item>
          <text:p text:style-name="P52">Open the form's Properties sheet.</text:p>
          <text:list>
            <text:list-item>
              <text:p text:style-name="P52">Modify the attributes in the Docking group as required to customise the docking behaviour.</text:p>
            </text:list-item>
            <text:list-item>
              <text:p text:style-name="P52">The Text attribute specifies the label that appears in menus and the panel.</text:p>
            </text:list-item>
          </text:list>
        </text:list-item>
        <text:list-item>
          <text:p text:style-name="P52">Open the form's source code.</text:p>
          <text:list>
            <text:list-item>
              <text:p text:style-name="P52">Add the ToolWindowAttribute class attribute to your class.</text:p>
            </text:list-item>
            <text:list-item>
              <text:p text:style-name="P52">Add a constructor that takes a single IManager argument; this is the one that is invoked when Tilde initialises your plugin.</text:p>
            </text:list-item>
            <text:list-item>
              <text:p text:style-name="P52">If you need to respond to Tilde events (such as projects or documents being opened) you should connect event handlers in the constructor.</text:p>
            </text:list-item>
          </text:list>
        </text:list-item>
      </text:list>
      <text:p text:style-name="Text_20_body">When you compile and run you should see your tool window listed in the View/... menu. When you select it your window should appear and will dock according to the properties you specified earlier.</text:p>
      <text:h text:style-name="Heading_20_3" text:outline-level="3">Documents </text:h>
      <text:list text:style-name="L8">
        <text:list-item text:start-value="1">
          <text:p text:style-name="P52">Use the Visual Studio "Add New Item" wizard to add a Class.</text:p>
        </text:list-item>
        <text:list-item>
          <text:p text:style-name="P52">Derive your class from ilde.Framework.Model.Document.</text:p>
        </text:list-item>
        <text:list-item>
          <text:p text:style-name="P52">Add the DocumentClassAttribute to your class and specify the user-visible document type name, the name of the class used to view the document, and the list of file extensions the document type can represent.</text:p>
        </text:list-item>
        <text:list-item>
          <text:p text:style-name="P52">Add a constructor that takes an Imanager and filename string arguments, and passes these to the base() constructor.</text:p>
        </text:list-item>
        <text:list-item>
          <text:p text:style-name="P52">Implement the three virtual functions New(), Load() and Save().</text:p>
        </text:list-item>
      </text:list>
      <text:p text:style-name="Text_20_body">When you compile and run you should be able to right-click in the project tree and select "Add/New My Document" where the name is the one you specified int the DocumentClassAttribute. A new document named "New Document.ext" should be added to the project, where the extension is the first one in the array specified int he DocumentClassAttribute. Your document view should have opened and should be displaying the contents of the document.</text:p>
      <text:h text:style-name="Heading_20_3" text:outline-level="3">Document Views</text:h>
      <text:list text:style-name="L8">
        <text:list-item text:start-value="1">
          <text:p text:style-name="P52">Use the Visual Studio "Add New Item" wizard to add an Inherited Form.</text:p>
        </text:list-item>
        <text:list-item>
          <text:p text:style-name="P52">In the Inheritance Picker browse to the Framework.dll assembly in the bin directory.</text:p>
        </text:list-item>
        <text:list-item>
          <text:p text:style-name="P52">Select the Tilde.Framework.View.DocumentView component.</text:p>
        </text:list-item>
        <text:list-item>
          <text:p text:style-name="P52">Open the form's Properties sheet.</text:p>
          <text:list>
            <text:list-item>
              <text:p text:style-name="P52">Modify the attributes in the Docking group as required to customise the docking behaviour.</text:p>
            </text:list-item>
            <text:list-item>
              <text:p text:style-name="P52">The Text property is controlled by the Tilde framework so you do not need to set it.</text:p>
            </text:list-item>
          </text:list>
        </text:list-item>
        <text:list-item>
          <text:p text:style-name="P52">Open the form's source code.</text:p>
          <text:list>
            <text:list-item>
              <text:p text:style-name="P52">Add a constructor that takes two arguments IManager and Document, and passes these to the base() constructor.</text:p>
            </text:list-item>
            <text:list-item>
              <text:p text:style-name="P52">If you need to respond to events or extract information from the document you should cast it to the expected document type and connect event handlers.</text:p>
            </text:list-item>
          </text:list>
        </text:list-item>
      </text:list>
      <text:h text:style-name="Heading_20_3" text:outline-level="3">Version control</text:h>
      <text:p text:style-name="Text_20_body">This functionality is not yet plugin-driv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none"/>
      <style:text-properties fo:font-variant="normal" fo:text-transform="none"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4-11T11:20:18</meta:creation-date>
    <dc:creator>Allen Weeks</dc:creator>
    <dc:date>2008-11-06T17:59:25</dc:date>
    <dc:language>zxx</dc:language>
    <meta:editing-cycles>84</meta:editing-cycles>
    <meta:editing-duration>P6DT10H25M21S</meta:editing-duration>
    <meta:user-defined meta:name="Info 1"/>
    <meta:user-defined meta:name="Info 2"/>
    <meta:user-defined meta:name="Info 3"/>
    <meta:user-defined meta:name="Info 4"/>
    <meta:document-statistic meta:table-count="1" meta:image-count="0" meta:object-count="1" meta:page-count="6" meta:paragraph-count="117" meta:word-count="1712" meta:character-count="109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94bd5e"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5cm" svg:height="1cm" svg:x="10.5cm" svg:y="7.5cm">
          <text:p text:style-name="P1">Framework</text:p>
          <draw:enhanced-geometry svg:viewBox="0 0 21600 21600" draw:type="rectangle" draw:enhanced-path="M 0 0 L 21600 0 21600 21600 0 21600 0 0 Z N"/>
        </draw:custom-shape>
        <draw:custom-shape draw:style-name="gr2" draw:text-style-name="P1" draw:id="id2" draw:layer="layout" svg:width="5cm" svg:height="1cm" svg:x="10.5cm" svg:y="9.5cm">
          <text:p text:style-name="P1">WinFormsUI</text:p>
          <draw:enhanced-geometry svg:viewBox="0 0 21600 21600" draw:type="rectangle" draw:enhanced-path="M 0 0 L 21600 0 21600 21600 0 21600 0 0 Z N"/>
        </draw:custom-shape>
        <draw:custom-shape draw:style-name="gr1" draw:text-style-name="P2" draw:id="id3" draw:layer="layout" svg:width="5cm" svg:height="1cm" svg:x="7.5cm" svg:y="5.5cm">
          <text:p text:style-name="P1">CorePlugins</text:p>
          <draw:enhanced-geometry svg:viewBox="0 0 21600 21600" draw:type="rectangle" draw:enhanced-path="M 0 0 L 21600 0 21600 21600 0 21600 0 0 Z N"/>
        </draw:custom-shape>
        <draw:custom-shape draw:style-name="gr2" draw:text-style-name="P1" draw:id="id4" draw:layer="layout" svg:width="5cm" svg:height="1cm" svg:x="4.5cm" svg:y="9.5cm">
          <text:p text:style-name="P1">ScintillaNET</text:p>
          <draw:enhanced-geometry svg:viewBox="0 0 21600 21600" draw:type="rectangle" draw:enhanced-path="M 0 0 L 21600 0 21600 21600 0 21600 0 0 Z N"/>
        </draw:custom-shape>
        <draw:custom-shape draw:style-name="gr1" draw:text-style-name="P2" draw:id="id6" draw:layer="layout" svg:width="5cm" svg:height="1cm" svg:x="7.5cm" svg:y="3.5cm">
          <text:p text:style-name="P1">LuaDebugger</text:p>
          <draw:enhanced-geometry svg:viewBox="0 0 21600 21600" draw:type="rectangle" draw:enhanced-path="M 0 0 L 21600 0 21600 21600 0 21600 0 0 Z N"/>
        </draw:custom-shape>
        <draw:custom-shape draw:style-name="gr1" draw:text-style-name="P2" draw:id="id7" draw:layer="layout" svg:width="5cm" svg:height="1cm" svg:x="1.5cm" svg:y="3.5cm">
          <text:p text:style-name="P1">LuaSocketConnection</text:p>
          <draw:enhanced-geometry svg:viewBox="0 0 21600 21600" draw:type="rectangle" draw:enhanced-path="M 0 0 L 21600 0 21600 21600 0 21600 0 0 Z N"/>
        </draw:custom-shape>
        <draw:custom-shape draw:style-name="gr1" draw:text-style-name="P2" draw:id="id5" draw:layer="layout" svg:width="5cm" svg:height="1cm" svg:x="13.5cm" svg:y="5.5cm">
          <text:p text:style-name="P1">TildeApp</text:p>
          <draw:enhanced-geometry svg:viewBox="0 0 21600 21600" draw:type="rectangle" draw:enhanced-path="M 0 0 L 21600 0 21600 21600 0 21600 0 0 Z N"/>
        </draw:custom-shape>
        <draw:connector draw:style-name="gr3" draw:text-style-name="P2" draw:layer="layout" draw:type="curve" svg:x1="13cm" svg:y1="8.5cm" svg:x2="13cm" svg:y2="9.5cm" draw:start-shape="id1" draw:start-glue-point="2" draw:end-shape="id2" draw:end-glue-point="0">
          <text:p/>
        </draw:connector>
        <draw:connector draw:style-name="gr3" draw:text-style-name="P2" draw:layer="layout" draw:type="curve" svg:x1="10cm" svg:y1="6.5cm" svg:x2="13cm" svg:y2="7.5cm" draw:start-shape="id3" draw:start-glue-point="2" draw:end-shape="id1" draw:end-glue-point="0">
          <text:p/>
        </draw:connector>
        <draw:connector draw:style-name="gr3" draw:text-style-name="P2" draw:layer="layout" draw:type="curve" svg:x1="10cm" svg:y1="6.5cm" svg:x2="7cm" svg:y2="9.5cm" draw:start-shape="id3" draw:start-glue-point="2" draw:end-shape="id4" draw:end-glue-point="0">
          <text:p/>
        </draw:connector>
        <draw:connector draw:style-name="gr3" draw:text-style-name="P2" draw:layer="layout" draw:type="curve" svg:x1="16cm" svg:y1="6.5cm" svg:x2="13cm" svg:y2="7.5cm" draw:start-shape="id5" draw:start-glue-point="2" draw:end-shape="id1" draw:end-glue-point="0">
          <text:p/>
        </draw:connector>
        <draw:connector draw:style-name="gr3" draw:text-style-name="P2" draw:layer="layout" draw:type="curve" svg:x1="10cm" svg:y1="4.5cm" svg:x2="10cm" svg:y2="5.5cm" draw:start-shape="id6" draw:start-glue-point="2" draw:end-shape="id3" draw:end-glue-point="0">
          <text:p/>
        </draw:connector>
        <draw:connector draw:style-name="gr3" draw:text-style-name="P2" draw:layer="layout" draw:type="curve" svg:x1="6.5cm" svg:y1="4cm" svg:x2="7.5cm" svg:y2="4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